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60pt" fo:letter-spacing="0.106cm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6b6b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808080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22.86cm" svg:height="4.04cm" svg:x="2.57cm" svg:y="1.486cm">
          <draw:text-box>
            <text:p text:style-name="P1"><text:span text:style-name="T1">Interactive</text:span><text:span text:style-name="T2"> </text:span><text:span text:style-name="T3">Simulation</text:span><text:span text:style-name="T3"><text:line-break/></text:span><text:span text:style-name="T4">Micro &amp; Macro</text:span></text:p>
          </draw:text-box>
        </draw:frame>
        <draw:frame draw:style-name="gr2" draw:text-style-name="P2" draw:layer="layout" svg:width="18.796cm" svg:height="2.618cm" svg:x="5.102cm" svg:y="9.491cm">
          <draw:text-box>
            <text:p text:style-name="P3"><text:span text:style-name="T5">E</text:span><text:span text:style-name="T6">xchange </text:span><text:span text:style-name="T5">Y</text:span><text:span text:style-name="T6">our <text:s text:c="6"/></text:span><text:span text:style-name="T5">E</text:span><text:span text:style-name="T6">yes <text:s text:c="7"/></text:span><text:span text:style-name="T5">S</text:span><text:span text:style-name="T6">imulator</text:span></text:p>
          </draw:text-box>
        </draw:frame>
        <draw:frame draw:style-name="gr3" draw:text-style-name="P4" draw:layer="layout" svg:width="13.659cm" svg:height="2.384cm" svg:x="7.171cm" svg:y="16.765cm">
          <draw:text-box>
            <text:p text:style-name="P3"><text:span text:style-name="T7">University of Augsburg, Winter Semester 2015</text:span></text:p>
            <text:p text:style-name="P3"><text:span text:style-name="T7">Sebastian Lemp, Stefan Büttn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draw:style-name="gr5" draw:layer="layout" svg:width="19.94cm" svg:height="4.513cm" svg:x="3.936cm" svg:y="7.425cm">
          <draw:text-box>
            <text:list text:style-name="L2">
              <text:list-item>
                <text:p>Interactive vision deficiency simulation in contrast to 2D still images</text:p>
              </text:list-item>
              <text:list-item>
                <text:p>Suggestion of<text:line-break/><text:span text:style-name="T8">Frank Zwick Sven Fiebiger</text:span><text:span text:style-name="T8"><text:line-break/></text:span><text:span text:style-name="T8">GOTOXY-AV Media GbR</text:span></text:p>
              </text:list-item>
              <text:list-item>
                <text:p><text:span text:style-name="T9">Make people aware of eye diseases (Symptoms and restrictions)</text:span></text:p>
              </text:list-item>
              <text:list-item>
                <text:p>Better understanding of eye diseas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ept</text:p>
          </draw:text-box>
        </draw:frame>
        <draw:frame draw:style-name="gr6" draw:layer="layout" svg:width="16.283cm" svg:height="3.811cm" svg:x="6.323cm" svg:y="9.093cm">
          <draw:text-box>
            <text:list text:style-name="L2">
              <text:list-item>
                <text:p>Scenario: Common and well-known to broad audience</text:p>
              </text:list-item>
              <text:list-item>
                <text:p>Can be turned into a game by collecting items</text:p>
              </text:list-item>
              <text:list-item>
                <text:p>Focus on common eye diseases</text:p>
              </text:list-item>
              <text:list-item>
                <text:p>Exhibit various states of the diseases</text:p>
              </text:list-item>
              <text:list-item>
                <text:p>Explore and play with diseases in the exploration leve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ation</text:p>
          </draw:text-box>
        </draw:frame>
        <draw:frame draw:style-name="gr7" draw:layer="layout" svg:width="7.393cm" svg:height="5.235cm" svg:x="9.371cm" svg:y="7.62cm">
          <draw:text-box>
            <text:list text:style-name="L2">
              <text:list-item>
                <text:p>Myopia</text:p>
                <text:list>
                  <text:list-item>
                    <text:p>Limit focal range</text:p>
                  </text:list-item>
                </text:list>
              </text:list-item>
              <text:list-item>
                <text:p>Color vision deficiency</text:p>
                <text:list>
                  <text:list-item>
                    <text:p>Machado paper</text:p>
                  </text:list-item>
                </text:list>
              </text:list-item>
              <text:list-item>
                <text:p>Glaucoma</text:p>
                <text:list>
                  <text:list-item>
                    <text:p>Texture based blur</text:p>
                  </text:list-item>
                </text:list>
              </text:list-item>
              <text:list-item>
                <text:p>Example imag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etter-spacing="0.053cm" style:font-size-asian="24pt" style:font-size-complex="24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color="#004a4a" fo:font-size="24pt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5" draw:layer="backgroundobjects" svg:width="5.08cm" svg:height="2.16cm" svg:x="21.59cm" svg:y="18.44cm">
        <draw:text-box>
          <text:p text:style-name="MP4"><text:span text:style-name="MT2">Interactive</text:span><text:span text:style-name="MT3"><text:line-break/></text:span><text:span text:style-name="MT4">Simulatio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adrin </meta:initial-creator>
    <meta:creation-date>2015-10-19T08:21:56.422274079</meta:creation-date>
    <dc:date>2016-01-26T23:19:00.03</dc:date>
    <meta:editing-duration>PT2H28M35S</meta:editing-duration>
    <meta:editing-cycles>12</meta:editing-cycles>
    <meta:generator>OpenOffice.org/3.4.1$Win32 OpenOffice.org_project/341m1$Build-9593</meta:generator>
    <meta:document-statistic meta:object-count="50"/>
  </office:meta>
</office:document-meta>
</file>